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questToViewNameTranslatorTests.getViewNameWithDefaultConfiguratio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ToViewNameTranslatorTests.getViewNameWithSemicolonContent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ToViewNameTranslatorTests.getViewNameLeavesLeadingSlashIfSoConfigured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ToViewNameTranslatorTests.assertViewName( MockHttpServletRequest request , String expected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questToViewNameTranslatorTests.getViewNameWithCustomSeparator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ToViewNameTranslatorTests.getViewNameWithNullSuf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ToViewNameTranslatorTests.getViewNameLeavesTrailingSlashIfSoConfigured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ToViewNameTranslatorTests.getViewNameLeavesExtensionIfSoConfigured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ToViewNameTranslator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ToViewNameTranslatorTests.getViewNameWithNullPre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ToViewNameTranslatorTests.getViewNameWithNoExtensio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ToViewNameTranslatorTests.getViewNameWithSuf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ToViewNameTranslatorTests.getViewNameWithPre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